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TO_DO_EUCALIPT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61 USF ALTO DO EUCALIP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DO EUCALIPTO II, 0000154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4M0S" table:style-name="ce3">
            <text:p>15:3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RAMOS DOS SANTOS</text:p>
          </table:table-cell>
          <table:table-cell office:value-type="date" office:date-value="2002-02-09T00:00:00" table:style-name="ce2">
            <text:p>09/02/2002</text:p>
          </table:table-cell>
          <table:table-cell office:value-type="string" table:style-name="ce1">
            <text:p>23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298.804-57</text:p>
          </table:table-cell>
          <table:table-cell office:value-type="float" office:value="705001041934152" table:style-name="ce1">
            <text:p>7,05001E+14</text:p>
          </table:table-cell>
          <table:table-cell office:value-type="string" table:style-name="ce1">
            <text:p>(81) 98564-1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rizal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3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5" table:style-name="ce1">
            <text:p>87,5</text:p>
          </table:table-cell>
          <table:table-cell office:value-type="float" office:value="160" table:style-name="ce1">
            <text:p>160</text:p>
          </table:table-cell>
          <table:table-cell office:value-type="date" office:date-value="2024-07-02T00:00:00" table:style-name="ce2">
            <text:p>02/07/2024</text:p>
          </table:table-cell>
          <table:table-cell office:value-type="string" table:style-name="ce1">
            <text:p>140/80</text:p>
          </table:table-cell>
          <table:table-cell office:value-type="date" office:date-value="2024-07-02T00:00:00" table:style-name="ce2">
            <text:p>02/07/2024</text:p>
          </table:table-cell>
          <table:table-cell office:value-type="string" table:style-name="ce1">
            <text:p>Habitual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CRISTINA FRANCA DA SILVA</text:p>
          </table:table-cell>
          <table:table-cell office:value-type="date" office:date-value="1988-06-05T00:00:00" table:style-name="ce2">
            <text:p>05/06/1988</text:p>
          </table:table-cell>
          <table:table-cell office:value-type="string" table:style-name="ce1">
            <text:p>37 anos e 2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858.474-61</text:p>
          </table:table-cell>
          <table:table-cell office:value-type="float" office:value="704604164816726" table:style-name="ce1">
            <text:p>7,04604E+14</text:p>
          </table:table-cell>
          <table:table-cell office:value-type="string" table:style-name="ce1">
            <text:p>(81) 98306-77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jalva cost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LOCO 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1" table:style-name="ce1">
            <text:p>59,1</text:p>
          </table:table-cell>
          <table:table-cell office:value-type="float" office:value="160" table:style-name="ce1">
            <text:p>160</text:p>
          </table:table-cell>
          <table:table-cell office:value-type="date" office:date-value="2022-09-15T00:00:00" table:style-name="ce2">
            <text:p>15/09/2022</text:p>
          </table:table-cell>
          <table:table-cell office:value-type="string" table:style-name="ce1">
            <text:p>110/70</text:p>
          </table:table-cell>
          <table:table-cell office:value-type="date" office:date-value="2022-09-15T00:00:00" table:style-name="ce2">
            <text:p>15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3" table:style-name="ce1">
            <text:p>5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E CRISTINA SANTOS DA SILVA</text:p>
          </table:table-cell>
          <table:table-cell office:value-type="date" office:date-value="1998-05-29T00:00:00" table:style-name="ce2">
            <text:p>29/05/1998</text:p>
          </table:table-cell>
          <table:table-cell office:value-type="string" table:style-name="ce1">
            <text:p>27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273.564-78</text:p>
          </table:table-cell>
          <table:table-cell office:value-type="float" office:value="705008049352752" table:style-name="ce1">
            <text:p>7,05008E+14</text:p>
          </table:table-cell>
          <table:table-cell office:value-type="string" table:style-name="ce1">
            <text:p>(81) 98483-40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riz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ELLE LEOPOLDIMA DA SILVA</text:p>
          </table:table-cell>
          <table:table-cell office:value-type="date" office:date-value="1990-01-30T00:00:00" table:style-name="ce2">
            <text:p>30/01/1990</text:p>
          </table:table-cell>
          <table:table-cell office:value-type="string" table:style-name="ce1">
            <text:p>35 anos e 7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8.988.074-30</text:p>
          </table:table-cell>
          <table:table-cell office:value-type="float" office:value="700004882811205" table:style-name="ce1">
            <text:p>7,00005E+14</text:p>
          </table:table-cell>
          <table:table-cell office:value-type="string" table:style-name="ce1">
            <text:p>(81) 99432-0053</text:p>
          </table:table-cell>
          <table:table-cell office:value-type="string" table:style-name="ce1">
            <text:p>(81) 99432-0053</text:p>
          </table:table-cell>
          <table:table-cell office:value-type="string" table:style-name="ce1">
            <text:p>(81) 99432-00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ônio pinto lap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7" table:style-name="ce1">
            <text:p>72,7</text:p>
          </table:table-cell>
          <table:table-cell office:value-type="float" office:value="154" table:style-name="ce1">
            <text:p>154</text:p>
          </table:table-cell>
          <table:table-cell office:value-type="date" office:date-value="2023-12-11T00:00:00" table:style-name="ce2">
            <text:p>11/12/2023</text:p>
          </table:table-cell>
          <table:table-cell office:value-type="string" table:style-name="ce1">
            <text:p>120/8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Alto</text:p>
          </table:table-cell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PEREIRA DE ALMEIDA</text:p>
          </table:table-cell>
          <table:table-cell office:value-type="date" office:date-value="1992-05-17T00:00:00" table:style-name="ce2">
            <text:p>17/05/1992</text:p>
          </table:table-cell>
          <table:table-cell office:value-type="string" table:style-name="ce1">
            <text:p>33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233.684-50</text:p>
          </table:table-cell>
          <table:table-cell office:value-type="float" office:value="700003938207307" table:style-name="ce1">
            <text:p>7,00004E+14</text:p>
          </table:table-cell>
          <table:table-cell office:value-type="string" table:style-name="ce1">
            <text:p>(81) 99847-7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do eucalipto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75" table:style-name="ce1">
            <text:p>62,75</text:p>
          </table:table-cell>
          <table:table-cell office:value-type="float" office:value="155" table:style-name="ce1">
            <text:p>155</text:p>
          </table:table-cell>
          <table:table-cell office:value-type="date" office:date-value="2023-09-06T00:00:00" table:style-name="ce2">
            <text:p>06/09/2023</text:p>
          </table:table-cell>
          <table:table-cell office:value-type="string" table:style-name="ce1">
            <text:p>110/70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ELE RODRIGUES DO NASCIMENTO</text:p>
          </table:table-cell>
          <table:table-cell office:value-type="date" office:date-value="2005-05-12T00:00:00" table:style-name="ce2">
            <text:p>12/05/2005</text:p>
          </table:table-cell>
          <table:table-cell office:value-type="string" table:style-name="ce1">
            <text:p>20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666.774-06</text:p>
          </table:table-cell>
          <table:table-cell office:value-type="float" office:value="706706776353120" table:style-name="ce1">
            <text:p>7,06707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189-08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riza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58" table:style-name="ce1">
            <text:p>158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120/80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Habitual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A DA SILVA LIMA</text:p>
          </table:table-cell>
          <table:table-cell office:value-type="date" office:date-value="1990-04-06T00:00:00" table:style-name="ce2">
            <text:p>06/04/1990</text:p>
          </table:table-cell>
          <table:table-cell office:value-type="string" table:style-name="ce1">
            <text:p>35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160.694-56</text:p>
          </table:table-cell>
          <table:table-cell office:value-type="float" office:value="704708786647734" table:style-name="ce1">
            <text:p>7,04709E+14</text:p>
          </table:table-cell>
          <table:table-cell office:value-type="string" table:style-name="ce1">
            <text:p>(81) 99901-91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rizal</text:p>
          </table:table-cell>
          <table:table-cell office:value-type="string" table:style-name="ce1">
            <text:p>180 - J</text:p>
          </table:table-cell>
          <table:table-cell office:value-type="string" table:style-name="ce1">
            <text:p>Casa J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.7" table:style-name="ce1">
            <text:p>104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20/8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ASSIS PIMENTEL</text:p>
          </table:table-cell>
          <table:table-cell office:value-type="date" office:date-value="2005-05-17T00:00:00" table:style-name="ce2">
            <text:p>17/05/2005</text:p>
          </table:table-cell>
          <table:table-cell office:value-type="string" table:style-name="ce1">
            <text:p>20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788.594-29</text:p>
          </table:table-cell>
          <table:table-cell office:value-type="float" office:value="700803991913981" table:style-name="ce1">
            <text:p>7,00804E+14</text:p>
          </table:table-cell>
          <table:table-cell office:value-type="string" table:style-name="ce1">
            <text:p>(81) 98333-4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rizal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1" table:style-name="ce1">
            <text:p>61,1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LA GOMES DA SILVA</text:p>
          </table:table-cell>
          <table:table-cell office:value-type="date" office:date-value="1993-04-17T00:00:00" table:style-name="ce2">
            <text:p>17/04/1993</text:p>
          </table:table-cell>
          <table:table-cell office:value-type="string" table:style-name="ce1">
            <text:p>32 anos e 4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4.521.354-35</text:p>
          </table:table-cell>
          <table:table-cell office:value-type="float" office:value="700003318218000" table:style-name="ce1">
            <text:p>7,00003E+14</text:p>
          </table:table-cell>
          <table:table-cell office:value-type="string" table:style-name="ce1">
            <text:p>(81) 99681-76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rizal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8" table:style-name="ce1">
            <text:p>102,8</text:p>
          </table:table-cell>
          <table:table-cell office:value-type="float" office:value="168" table:style-name="ce1">
            <text:p>168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120/70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A MELO DOS SANTOS</text:p>
          </table:table-cell>
          <table:table-cell office:value-type="date" office:date-value="2006-03-12T00:00:00" table:style-name="ce2">
            <text:p>12/03/2006</text:p>
          </table:table-cell>
          <table:table-cell office:value-type="string" table:style-name="ce1">
            <text:p>19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1.076.044-58</text:p>
          </table:table-cell>
          <table:table-cell office:value-type="float" office:value="898005105491027" table:style-name="ce1">
            <text:p>8,98005E+14</text:p>
          </table:table-cell>
          <table:table-cell office:value-type="string" table:style-name="ce1">
            <text:p>(81) 99610-54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 rebouças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165" table:style-name="ce1">
            <text:p>16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90/6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ENDA LAIS VENANCIO LEOBINO SILVA</text:p>
          </table:table-cell>
          <table:table-cell office:value-type="date" office:date-value="2001-01-15T00:00:00" table:style-name="ce2">
            <text:p>15/01/2001</text:p>
          </table:table-cell>
          <table:table-cell office:value-type="string" table:style-name="ce1">
            <text:p>24 anos e 7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4.027.434-50</text:p>
          </table:table-cell>
          <table:table-cell office:value-type="float" office:value="702806185456064" table:style-name="ce1">
            <text:p>7,02806E+14</text:p>
          </table:table-cell>
          <table:table-cell office:value-type="string" table:style-name="ce1">
            <text:p>(81) 98612-7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 rebouças</text:p>
          </table:table-cell>
          <table:table-cell office:value-type="string" table:style-name="ce1">
            <text:p>931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7" table:style-name="ce1">
            <text:p>127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60/11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LY DA SILVA ACCIOLY</text:p>
          </table:table-cell>
          <table:table-cell office:value-type="date" office:date-value="1987-05-20T00:00:00" table:style-name="ce2">
            <text:p>20/05/1987</text:p>
          </table:table-cell>
          <table:table-cell office:value-type="string" table:style-name="ce1">
            <text:p>38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345.204-05</text:p>
          </table:table-cell>
          <table:table-cell office:value-type="float" office:value="700502319602658" table:style-name="ce1">
            <text:p>7,00502E+14</text:p>
          </table:table-cell>
          <table:table-cell office:value-type="string" table:style-name="ce1">
            <text:p>(81) 98551-32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 rebouças</text:p>
          </table:table-cell>
          <table:table-cell office:value-type="string" table:style-name="ce1">
            <text:p>976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8" table:style-name="ce1">
            <text:p>90,8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30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NIA FERREIRA DA SILVA</text:p>
          </table:table-cell>
          <table:table-cell office:value-type="date" office:date-value="1985-11-12T00:00:00" table:style-name="ce2">
            <text:p>12/11/1985</text:p>
          </table:table-cell>
          <table:table-cell office:value-type="string" table:style-name="ce1">
            <text:p>39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9.749.234-65</text:p>
          </table:table-cell>
          <table:table-cell office:value-type="float" office:value="705203489296773" table:style-name="ce1">
            <text:p>7,05203E+14</text:p>
          </table:table-cell>
          <table:table-cell office:value-type="string" table:style-name="ce1">
            <text:p>(81) 98677-92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0" table:style-name="ce1">
            <text:p>160</text:p>
          </table:table-cell>
          <table:table-cell office:value-type="date" office:date-value="2023-11-01T00:00:00" table:style-name="ce2">
            <text:p>01/11/2023</text:p>
          </table:table-cell>
          <table:table-cell office:value-type="string" table:style-name="ce1">
            <text:p>110/70</text:p>
          </table:table-cell>
          <table:table-cell office:value-type="date" office:date-value="2025-04-14T00:00:00" table:style-name="ce2">
            <text:p>14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RCILA VICTORIA ARAUJO DE MOURA</text:p>
          </table:table-cell>
          <table:table-cell office:value-type="date" office:date-value="2001-12-28T00:00:00" table:style-name="ce2">
            <text:p>28/12/2001</text:p>
          </table:table-cell>
          <table:table-cell office:value-type="string" table:style-name="ce1">
            <text:p>23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898001086110619" table:style-name="ce1">
            <text:p>8,98001E+14</text:p>
          </table:table-cell>
          <table:table-cell office:value-type="string" table:style-name="ce1">
            <text:p>(81) 99730-42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66" table:style-name="ce1">
            <text:p>66,66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06T00:00:00" table:style-name="ce2">
            <text:p>06/11/2024</text:p>
          </table:table-cell>
          <table:table-cell office:value-type="string" table:style-name="ce1">
            <text:p>100/60</text:p>
          </table:table-cell>
          <table:table-cell office:value-type="date" office:date-value="2024-11-06T00:00:00" table:style-name="ce2">
            <text:p>06/11/2024</text:p>
          </table:table-cell>
          <table:table-cell office:value-type="string" table:style-name="ce1">
            <text:p>Habitual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DJANE CLAUDIA DE OLIVEIRA</text:p>
          </table:table-cell>
          <table:table-cell office:value-type="date" office:date-value="1977-11-17T00:00:00" table:style-name="ce2">
            <text:p>17/11/1977</text:p>
          </table:table-cell>
          <table:table-cell office:value-type="string" table:style-name="ce1">
            <text:p>47 anos e 9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24.493.944-60</text:p>
          </table:table-cell>
          <table:table-cell office:value-type="float" office:value="206049015040003" table:style-name="ce1">
            <text:p>2,06049E+14</text:p>
          </table:table-cell>
          <table:table-cell office:value-type="string" table:style-name="ce1">
            <text:p>(81) 98764-89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sé rebouças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5" table:style-name="ce1">
            <text:p>55,5</text:p>
          </table:table-cell>
          <table:table-cell office:value-type="float" office:value="158" table:style-name="ce1">
            <text:p>158</text:p>
          </table:table-cell>
          <table:table-cell office:value-type="date" office:date-value="2020-01-02T00:00:00" table:style-name="ce2">
            <text:p>02/01/2020</text:p>
          </table:table-cell>
          <table:table-cell office:value-type="string" table:style-name="ce1">
            <text:p>120/80</text:p>
          </table:table-cell>
          <table:table-cell office:value-type="date" office:date-value="2022-10-18T00:00:00" table:style-name="ce2">
            <text:p>18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SANTOS DE SANTANA</text:p>
          </table:table-cell>
          <table:table-cell office:value-type="date" office:date-value="1990-07-14T00:00:00" table:style-name="ce2">
            <text:p>14/07/1990</text:p>
          </table:table-cell>
          <table:table-cell office:value-type="string" table:style-name="ce1">
            <text:p>35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529.654-09</text:p>
          </table:table-cell>
          <table:table-cell office:value-type="float" office:value="702309194972913" table:style-name="ce1">
            <text:p>7,02309E+14</text:p>
          </table:table-cell>
          <table:table-cell office:value-type="string" table:style-name="ce1">
            <text:p>(81) 99632-2808</text:p>
          </table:table-cell>
          <table:table-cell office:value-type="string" table:style-name="ce1">
            <text:p>(81) 3269-1221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iadema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72" table:style-name="ce1">
            <text:p>172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00/6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BARROS DA SILVA</text:p>
          </table:table-cell>
          <table:table-cell office:value-type="date" office:date-value="1998-07-14T00:00:00" table:style-name="ce2">
            <text:p>14/07/1998</text:p>
          </table:table-cell>
          <table:table-cell office:value-type="string" table:style-name="ce1">
            <text:p>27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600.014-03</text:p>
          </table:table-cell>
          <table:table-cell office:value-type="float" office:value="898003489432209" table:style-name="ce1">
            <text:p>8,98003E+14</text:p>
          </table:table-cell>
          <table:table-cell office:value-type="string" table:style-name="ce1">
            <text:p>(81) 99632-89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apiraí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00/6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ANA BEZERRA FELIX</text:p>
          </table:table-cell>
          <table:table-cell office:value-type="date" office:date-value="1997-09-15T00:00:00" table:style-name="ce2">
            <text:p>15/09/1997</text:p>
          </table:table-cell>
          <table:table-cell office:value-type="string" table:style-name="ce1">
            <text:p>27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826.034-76</text:p>
          </table:table-cell>
          <table:table-cell office:value-type="float" office:value="701203031669119" table:style-name="ce1">
            <text:p>7,01203E+14</text:p>
          </table:table-cell>
          <table:table-cell office:value-type="string" table:style-name="ce1">
            <text:p>(81) 98552-46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iadema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56" table:style-name="ce1">
            <text:p>156</text:p>
          </table:table-cell>
          <table:table-cell office:value-type="date" office:date-value="2023-07-18T00:00:00" table:style-name="ce2">
            <text:p>18/07/2023</text:p>
          </table:table-cell>
          <table:table-cell office:value-type="string" table:style-name="ce1">
            <text:p>90/60</text:p>
          </table:table-cell>
          <table:table-cell office:value-type="date" office:date-value="2023-09-25T00:00:00" table:style-name="ce2">
            <text:p>25/09/2023</text:p>
          </table:table-cell>
          <table:table-cell office:value-type="string" table:style-name="ce1">
            <text:p>Habitual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ROBERTA SOARES DE LIMA</text:p>
          </table:table-cell>
          <table:table-cell office:value-type="date" office:date-value="2001-12-18T00:00:00" table:style-name="ce2">
            <text:p>18/12/2001</text:p>
          </table:table-cell>
          <table:table-cell office:value-type="string" table:style-name="ce1">
            <text:p>23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5.153.614-13</text:p>
          </table:table-cell>
          <table:table-cell office:value-type="float" office:value="704006372702662" table:style-name="ce1">
            <text:p>7,04006E+14</text:p>
          </table:table-cell>
          <table:table-cell office:value-type="string" table:style-name="ce1">
            <text:p>(81) 99729-2897</text:p>
          </table:table-cell>
          <table:table-cell office:value-type="string" table:style-name="ce1">
            <text:p>(81) 99729-2897</text:p>
          </table:table-cell>
          <table:table-cell office:value-type="string" table:style-name="ce1">
            <text:p>(81) 99729-289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imeiro de janeiro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0-2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8" table:style-name="ce1">
            <text:p>56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0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VANY TAVARES BEZERRA</text:p>
          </table:table-cell>
          <table:table-cell office:value-type="date" office:date-value="1982-11-10T00:00:00" table:style-name="ce2">
            <text:p>10/11/1982</text:p>
          </table:table-cell>
          <table:table-cell office:value-type="string" table:style-name="ce1">
            <text:p>42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969.084-73</text:p>
          </table:table-cell>
          <table:table-cell office:value-type="float" office:value="704801520500149" table:style-name="ce1">
            <text:p>7,04802E+14</text:p>
          </table:table-cell>
          <table:table-cell office:value-type="string" table:style-name="ce1">
            <text:p>(81) 98838-46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tônio pinto lap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6" table:style-name="ce1">
            <text:p>62,6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 DA SILVA ACIOLI</text:p>
          </table:table-cell>
          <table:table-cell office:value-type="date" office:date-value="1996-03-09T00:00:00" table:style-name="ce2">
            <text:p>09/03/1996</text:p>
          </table:table-cell>
          <table:table-cell office:value-type="string" table:style-name="ce1">
            <text:p>29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558.904-57</text:p>
          </table:table-cell>
          <table:table-cell office:value-type="float" office:value="702400338291730" table:style-name="ce1">
            <text:p>7,024E+14</text:p>
          </table:table-cell>
          <table:table-cell office:value-type="string" table:style-name="ce1">
            <text:p>(81) 98721-51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osé rebouças</text:p>
          </table:table-cell>
          <table:table-cell office:value-type="string" table:style-name="ce1">
            <text:p>18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9" table:style-name="ce1">
            <text:p>159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SSIA CARLA DA SILVA DE ALMEIDA</text:p>
          </table:table-cell>
          <table:table-cell office:value-type="date" office:date-value="1984-11-23T00:00:00" table:style-name="ce2">
            <text:p>23/11/1984</text:p>
          </table:table-cell>
          <table:table-cell office:value-type="string" table:style-name="ce1">
            <text:p>40 anos e 9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7.063.224-05</text:p>
          </table:table-cell>
          <table:table-cell office:value-type="float" office:value="898003019022705" table:style-name="ce1">
            <text:p>8,98003E+14</text:p>
          </table:table-cell>
          <table:table-cell office:value-type="string" table:style-name="ce1">
            <text:p>(81) 98401-25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ose reboca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.1" table:style-name="ce1">
            <text:p>103,1</text:p>
          </table:table-cell>
          <table:table-cell office:value-type="float" office:value="168" table:style-name="ce1">
            <text:p>168</text:p>
          </table:table-cell>
          <table:table-cell office:value-type="date" office:date-value="2025-03-10T00:00:00" table:style-name="ce2">
            <text:p>10/03/2025</text:p>
          </table:table-cell>
          <table:table-cell office:value-type="string" table:style-name="ce1">
            <text:p>110/6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 SILVA SOUZA</text:p>
          </table:table-cell>
          <table:table-cell office:value-type="date" office:date-value="1993-05-16T00:00:00" table:style-name="ce2">
            <text:p>16/05/1993</text:p>
          </table:table-cell>
          <table:table-cell office:value-type="string" table:style-name="ce1">
            <text:p>32 anos e 3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5.483.174-46</text:p>
          </table:table-cell>
          <table:table-cell office:value-type="float" office:value="705008651636550" table:style-name="ce1">
            <text:p>7,05009E+14</text:p>
          </table:table-cell>
          <table:table-cell office:value-type="string" table:style-name="ce1">
            <text:p>(81) 98758-37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osé rebouça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65" table:style-name="ce1">
            <text:p>165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145/9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Alto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NGELICA SANTOS DE OLIVEIRA</text:p>
          </table:table-cell>
          <table:table-cell office:value-type="date" office:date-value="1989-03-04T00:00:00" table:style-name="ce2">
            <text:p>04/03/1989</text:p>
          </table:table-cell>
          <table:table-cell office:value-type="string" table:style-name="ce1">
            <text:p>36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6.071.214-92</text:p>
          </table:table-cell>
          <table:table-cell office:value-type="float" office:value="704203287724989" table:style-name="ce1">
            <text:p>7,04203E+14</text:p>
          </table:table-cell>
          <table:table-cell office:value-type="string" table:style-name="ce1">
            <text:p>(81) 99528-47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rnambi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18-09-17T00:00:00" table:style-name="ce2">
            <text:p>17/09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4" table:style-name="ce1">
            <text:p>38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DA SILVA SANTOS</text:p>
          </table:table-cell>
          <table:table-cell office:value-type="date" office:date-value="2002-03-22T00:00:00" table:style-name="ce2">
            <text:p>22/03/2002</text:p>
          </table:table-cell>
          <table:table-cell office:value-type="string" table:style-name="ce1">
            <text:p>23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6.632.124-32</text:p>
          </table:table-cell>
          <table:table-cell office:value-type="float" office:value="708601022546087" table:style-name="ce1">
            <text:p>7,08601E+14</text:p>
          </table:table-cell>
          <table:table-cell office:value-type="string" table:style-name="ce1">
            <text:p>(81) 98504-0441</text:p>
          </table:table-cell>
          <table:table-cell office:value-type="string" table:style-name="ce1">
            <text:p>(82) 3325-3239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osé rebouças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5" table:style-name="ce1">
            <text:p>84,5</text:p>
          </table:table-cell>
          <table:table-cell office:value-type="float" office:value="173" table:style-name="ce1">
            <text:p>173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90/70</text:p>
          </table:table-cell>
          <table:table-cell office:value-type="date" office:date-value="2024-09-30T00:00:00" table:style-name="ce2">
            <text:p>30/09/2024</text:p>
          </table:table-cell>
          <table:table-cell office:value-type="string" table:style-name="ce1">
            <text:p>Habitual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NYSSA KELLY ARQUIMEDES BEZERRA</text:p>
          </table:table-cell>
          <table:table-cell office:value-type="date" office:date-value="1996-07-23T00:00:00" table:style-name="ce2">
            <text:p>23/07/1996</text:p>
          </table:table-cell>
          <table:table-cell office:value-type="string" table:style-name="ce1">
            <text:p>29 anos e 1 mê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829.804-52</text:p>
          </table:table-cell>
          <table:table-cell office:value-type="float" office:value="209054396640001" table:style-name="ce1">
            <text:p>2,09054E+14</text:p>
          </table:table-cell>
          <table:table-cell office:value-type="string" table:style-name="ce1">
            <text:p>(81) 98770-2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osé rebouças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CASA N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4" table:style-name="ce1">
            <text:p>55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100/7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EDA SILVA DIAS</text:p>
          </table:table-cell>
          <table:table-cell office:value-type="date" office:date-value="1993-12-06T00:00:00" table:style-name="ce2">
            <text:p>06/12/1993</text:p>
          </table:table-cell>
          <table:table-cell office:value-type="string" table:style-name="ce1">
            <text:p>31 anos e 8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745.764-30</text:p>
          </table:table-cell>
          <table:table-cell office:value-type="float" office:value="700505795662453" table:style-name="ce1">
            <text:p>7,00506E+14</text:p>
          </table:table-cell>
          <table:table-cell office:value-type="string" table:style-name="ce1">
            <text:p>(81) 98632-5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to do eucalipto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3" table:style-name="ce1">
            <text:p>75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7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RLANE ALEXANDRE DA SILVA</text:p>
          </table:table-cell>
          <table:table-cell office:value-type="date" office:date-value="1998-01-17T00:00:00" table:style-name="ce2">
            <text:p>17/01/1998</text:p>
          </table:table-cell>
          <table:table-cell office:value-type="string" table:style-name="ce1">
            <text:p>27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172.044-95</text:p>
          </table:table-cell>
          <table:table-cell office:value-type="float" office:value="706877777844446" table:style-name="ce1">
            <text:p>7,06878E+14</text:p>
          </table:table-cell>
          <table:table-cell office:value-type="string" table:style-name="ce1">
            <text:p>(81) 99780-16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to do eucalipto</text:p>
          </table:table-cell>
          <table:table-cell office:value-type="string" table:style-name="ce1">
            <text:p>489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" table:style-name="ce1">
            <text:p>65,5</text:p>
          </table:table-cell>
          <table:table-cell office:value-type="float" office:value="162" table:style-name="ce1">
            <text:p>162</text:p>
          </table:table-cell>
          <table:table-cell office:value-type="date" office:date-value="2023-12-22T00:00:00" table:style-name="ce2">
            <text:p>22/12/2023</text:p>
          </table:table-cell>
          <table:table-cell office:value-type="string" table:style-name="ce1">
            <text:p>100/70</text:p>
          </table:table-cell>
          <table:table-cell office:value-type="date" office:date-value="2023-12-22T00:00:00" table:style-name="ce2">
            <text:p>22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" table:style-name="ce1">
            <text:p>1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CABRAL DA SILVA</text:p>
          </table:table-cell>
          <table:table-cell office:value-type="date" office:date-value="1993-11-10T00:00:00" table:style-name="ce2">
            <text:p>10/11/1993</text:p>
          </table:table-cell>
          <table:table-cell office:value-type="string" table:style-name="ce1">
            <text:p>31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0.904.254-06</text:p>
          </table:table-cell>
          <table:table-cell office:value-type="float" office:value="700009209949603" table:style-name="ce1">
            <text:p>7,00009E+14</text:p>
          </table:table-cell>
          <table:table-cell office:value-type="string" table:style-name="ce1">
            <text:p>(81) 98745-16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to do eucalipto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9" table:style-name="ce1">
            <text:p>63,9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DA SILVA SANTOS</text:p>
          </table:table-cell>
          <table:table-cell office:value-type="date" office:date-value="2000-07-11T00:00:00" table:style-name="ce2">
            <text:p>11/07/2000</text:p>
          </table:table-cell>
          <table:table-cell office:value-type="string" table:style-name="ce1">
            <text:p>25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543.324-07</text:p>
          </table:table-cell>
          <table:table-cell office:value-type="float" office:value="200329589640001" table:style-name="ce1">
            <text:p>2,0033E+14</text:p>
          </table:table-cell>
          <table:table-cell office:value-type="string" table:style-name="ce1">
            <text:p>(81) 98886-96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ZANGELA BRITO GOMES DA SILVA</text:p>
          </table:table-cell>
          <table:table-cell office:value-type="date" office:date-value="1992-01-12T00:00:00" table:style-name="ce2">
            <text:p>12/01/1992</text:p>
          </table:table-cell>
          <table:table-cell office:value-type="string" table:style-name="ce1">
            <text:p>33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7.760.294-00</text:p>
          </table:table-cell>
          <table:table-cell office:value-type="float" office:value="700004869096808" table:style-name="ce1">
            <text:p>7,00005E+14</text:p>
          </table:table-cell>
          <table:table-cell office:value-type="string" table:style-name="ce1">
            <text:p>(81) 98549-5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Jose rebocas</text:p>
          </table:table-cell>
          <table:table-cell office:value-type="string" table:style-name="ce1">
            <text:p>940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04" table:style-name="ce1">
            <text:p>91,04</text:p>
          </table:table-cell>
          <table:table-cell office:value-type="float" office:value="161" table:style-name="ce1">
            <text:p>161</text:p>
          </table:table-cell>
          <table:table-cell office:value-type="date" office:date-value="2020-11-06T00:00:00" table:style-name="ce2">
            <text:p>06/11/2020</text:p>
          </table:table-cell>
          <table:table-cell office:value-type="string" table:style-name="ce1">
            <text:p>110/70</text:p>
          </table:table-cell>
          <table:table-cell office:value-type="date" office:date-value="2020-11-06T00:00:00" table:style-name="ce2">
            <text:p>06/1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1" table:style-name="ce1">
            <text:p>29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IA GABRIELA LOURENÇO</text:p>
          </table:table-cell>
          <table:table-cell office:value-type="date" office:date-value="1994-03-02T00:00:00" table:style-name="ce2">
            <text:p>02/03/1994</text:p>
          </table:table-cell>
          <table:table-cell office:value-type="string" table:style-name="ce1">
            <text:p>31 anos e 5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53-26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Diadema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1º ANDAR 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1" table:style-name="ce1">
            <text:p>91,1</text:p>
          </table:table-cell>
          <table:table-cell office:value-type="float" office:value="165" table:style-name="ce1">
            <text:p>165</text:p>
          </table:table-cell>
          <table:table-cell office:value-type="date" office:date-value="2023-06-30T00:00:00" table:style-name="ce2">
            <text:p>30/06/2023</text:p>
          </table:table-cell>
          <table:table-cell office:value-type="string" table:style-name="ce1">
            <text:p>130/80</text:p>
          </table:table-cell>
          <table:table-cell office:value-type="date" office:date-value="2023-06-30T00:00:00" table:style-name="ce2">
            <text:p>30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DE FATIMA DA SILVA</text:p>
          </table:table-cell>
          <table:table-cell office:value-type="date" office:date-value="1990-05-31T00:00:00" table:style-name="ce2">
            <text:p>31/05/1990</text:p>
          </table:table-cell>
          <table:table-cell office:value-type="string" table:style-name="ce1">
            <text:p>35 anos e 3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4.315.914-63</text:p>
          </table:table-cell>
          <table:table-cell office:value-type="float" office:value="209065952280001" table:style-name="ce1">
            <text:p>2,09066E+14</text:p>
          </table:table-cell>
          <table:table-cell office:value-type="string" table:style-name="ce1">
            <text:p>(81) 98603-41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Diadema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CASA E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7" table:style-name="ce1">
            <text:p>77,7</text:p>
          </table:table-cell>
          <table:table-cell office:value-type="float" office:value="164" table:style-name="ce1">
            <text:p>164</text:p>
          </table:table-cell>
          <table:table-cell office:value-type="date" office:date-value="2024-10-10T00:00:00" table:style-name="ce2">
            <text:p>10/10/2024</text:p>
          </table:table-cell>
          <table:table-cell office:value-type="string" table:style-name="ce1">
            <text:p>110/70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NE FERREIRA DA SILVA</text:p>
          </table:table-cell>
          <table:table-cell office:value-type="date" office:date-value="2002-12-15T00:00:00" table:style-name="ce2">
            <text:p>15/12/2002</text:p>
          </table:table-cell>
          <table:table-cell office:value-type="string" table:style-name="ce1">
            <text:p>22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143.884-21</text:p>
          </table:table-cell>
          <table:table-cell office:value-type="float" office:value="708004379901629" table:style-name="ce1">
            <text:p>7,08004E+14</text:p>
          </table:table-cell>
          <table:table-cell office:value-type="string" table:style-name="ce1">
            <text:p>(81) 9482-17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Engenho poet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CAXANGÁ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800-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3" table:style-name="ce1">
            <text:p>56,3</text:p>
          </table:table-cell>
          <table:table-cell office:value-type="float" office:value="160" table:style-name="ce1">
            <text:p>160</text:p>
          </table:table-cell>
          <table:table-cell office:value-type="date" office:date-value="2021-12-07T00:00:00" table:style-name="ce2">
            <text:p>07/12/2021</text:p>
          </table:table-cell>
          <table:table-cell office:value-type="string" table:style-name="ce1">
            <text:p>80/60</text:p>
          </table:table-cell>
          <table:table-cell office:value-type="date" office:date-value="2021-12-07T00:00:00" table:style-name="ce2">
            <text:p>07/12/2021</text:p>
          </table:table-cell>
          <table:table-cell office:value-type="string" table:style-name="ce1">
            <text:p>Habitual</text:p>
          </table:table-cell>
          <table:table-cell office:value-type="float" office:value="229" table:style-name="ce1">
            <text:p>229</text:p>
          </table:table-cell>
          <table:table-cell office:value-type="float" office:value="4" table:style-name="ce1">
            <text:p>4</text:p>
          </table:table-cell>
          <table:table-cell office:value-type="float" office:value="230" table:style-name="ce1">
            <text:p>23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DOS SANTOS SOARES CABRAL</text:p>
          </table:table-cell>
          <table:table-cell office:value-type="date" office:date-value="2000-10-21T00:00:00" table:style-name="ce2">
            <text:p>21/10/2000</text:p>
          </table:table-cell>
          <table:table-cell office:value-type="string" table:style-name="ce1">
            <text:p>24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525.104-67</text:p>
          </table:table-cell>
          <table:table-cell office:value-type="float" office:value="700304441954540" table:style-name="ce1">
            <text:p>7,00304E+14</text:p>
          </table:table-cell>
          <table:table-cell office:value-type="string" table:style-name="ce1">
            <text:p>(81) 9999-8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5/85</text:p>
          </table:table-cell>
          <table:table-cell office:value-type="date" office:date-value="2022-05-19T00:00:00" table:style-name="ce2">
            <text:p>19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NALVA ALVES DE LIMA</text:p>
          </table:table-cell>
          <table:table-cell office:value-type="date" office:date-value="2004-07-20T00:00:00" table:style-name="ce2">
            <text:p>20/07/2004</text:p>
          </table:table-cell>
          <table:table-cell office:value-type="string" table:style-name="ce1">
            <text:p>21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52.124-67</text:p>
          </table:table-cell>
          <table:table-cell office:value-type="float" office:value="700507789050451" table:style-name="ce1">
            <text:p>7,00508E+14</text:p>
          </table:table-cell>
          <table:table-cell office:value-type="string" table:style-name="ce1">
            <text:p>(81) 98696-407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ose reboucas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INHA DO TIR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4" table:style-name="ce1">
            <text:p>89,4</text:p>
          </table:table-cell>
          <table:table-cell office:value-type="float" office:value="156" table:style-name="ce1">
            <text:p>156</text:p>
          </table:table-cell>
          <table:table-cell office:value-type="date" office:date-value="2020-10-27T00:00:00" table:style-name="ce2">
            <text:p>27/10/2020</text:p>
          </table:table-cell>
          <table:table-cell office:value-type="string" table:style-name="ce1">
            <text:p>110/60</text:p>
          </table:table-cell>
          <table:table-cell office:value-type="date" office:date-value="2022-12-06T00:00:00" table:style-name="ce2">
            <text:p>06/1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BEATRIZ MELO SANTOS</text:p>
          </table:table-cell>
          <table:table-cell office:value-type="date" office:date-value="2002-08-25T00:00:00" table:style-name="ce2">
            <text:p>25/08/2002</text:p>
          </table:table-cell>
          <table:table-cell office:value-type="string" table:style-name="ce1">
            <text:p>23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986134443" table:style-name="ce1">
            <text:p>8,98004E+14</text:p>
          </table:table-cell>
          <table:table-cell office:value-type="string" table:style-name="ce1">
            <text:p>(81) 98301-30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161" table:style-name="ce1">
            <text:p>161</text:p>
          </table:table-cell>
          <table:table-cell office:value-type="date" office:date-value="2022-10-17T00:00:00" table:style-name="ce2">
            <text:p>17/10/2022</text:p>
          </table:table-cell>
          <table:table-cell office:value-type="string" table:style-name="ce1">
            <text:p>100/70</text:p>
          </table:table-cell>
          <table:table-cell office:value-type="date" office:date-value="2022-10-17T00:00:00" table:style-name="ce2">
            <text:p>17/10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E FERREIRA DA SILVA</text:p>
          </table:table-cell>
          <table:table-cell office:value-type="date" office:date-value="1989-09-25T00:00:00" table:style-name="ce2">
            <text:p>25/09/1989</text:p>
          </table:table-cell>
          <table:table-cell office:value-type="string" table:style-name="ce1">
            <text:p>35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199.814-16</text:p>
          </table:table-cell>
          <table:table-cell office:value-type="float" office:value="704604657015526" table:style-name="ce1">
            <text:p>7,04605E+14</text:p>
          </table:table-cell>
          <table:table-cell office:value-type="string" table:style-name="ce1">
            <text:p>(81) 98399-10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iadema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5" table:style-name="ce1">
            <text:p>165</text:p>
          </table:table-cell>
          <table:table-cell office:value-type="date" office:date-value="2023-11-01T00:00:00" table:style-name="ce2">
            <text:p>01/11/2023</text:p>
          </table:table-cell>
          <table:table-cell office:value-type="string" table:style-name="ce1">
            <text:p>120/80</text:p>
          </table:table-cell>
          <table:table-cell office:value-type="date" office:date-value="2023-11-23T00:00:00" table:style-name="ce2">
            <text:p>23/1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ERCIA INNARAH DE LUCENA PEREIRA</text:p>
          </table:table-cell>
          <table:table-cell office:value-type="date" office:date-value="1999-05-05T00:00:00" table:style-name="ce2">
            <text:p>05/05/1999</text:p>
          </table:table-cell>
          <table:table-cell office:value-type="string" table:style-name="ce1">
            <text:p>26 anos e 3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110.844-36</text:p>
          </table:table-cell>
          <table:table-cell office:value-type="float" office:value="898004654931653" table:style-name="ce1">
            <text:p>8,98005E+14</text:p>
          </table:table-cell>
          <table:table-cell office:value-type="string" table:style-name="ce1">
            <text:p>(81) 98223-38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3" table:style-name="ce1">
            <text:p>60,3</text:p>
          </table:table-cell>
          <table:table-cell office:value-type="float" office:value="165" table:style-name="ce1">
            <text:p>165</text:p>
          </table:table-cell>
          <table:table-cell office:value-type="date" office:date-value="2024-02-20T00:00:00" table:style-name="ce2">
            <text:p>20/02/2024</text:p>
          </table:table-cell>
          <table:table-cell office:value-type="string" table:style-name="ce1">
            <text:p>110/60</text:p>
          </table:table-cell>
          <table:table-cell office:value-type="date" office:date-value="2024-02-20T00:00:00" table:style-name="ce2">
            <text:p>20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13:20Z</meta:creation-date>
    <dc:date>2025-09-16T19:13:20Z</dc:date>
  </office:meta>
</office:document-meta>
</file>